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type="automatic" presentation:duration="PT00H00M02S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width="0.028cm" draw:marker-start-width="0.08cm" draw:marker-end-width="0.08cm" draw:fill="none" draw:textarea-horizontal-align="center" draw:textarea-vertical-align="middle" fo:padding-top="0.138cm" fo:padding-bottom="0.138cm" fo:padding-left="0.263cm" fo:padding-right="0.263cm"/>
    </style:style>
    <style:style style:name="gr2" style:family="graphic" style:parent-style-name="objectwithoutfill">
      <style:graphic-properties svg:stroke-width="0.028cm" draw:marker-start-width="0.106cm" draw:marker-end-width="0.106cm" draw:fill="none" draw:textarea-horizontal-align="center" draw:textarea-vertical-align="middle" fo:padding-top="0.138cm" fo:padding-bottom="0.138cm" fo:padding-left="0.263cm" fo:padding-right="0.263cm"/>
    </style:style>
    <style:style style:name="gr3" style:family="graphic">
      <style:graphic-properties style:protect="size"/>
    </style:style>
    <style:style style:name="gr4" style:family="graphic" style:parent-style-name="objectwithoutfill">
      <style:graphic-properties svg:stroke-width="0.076cm" draw:marker-start-width="0.152cm" draw:marker-end-width="0.152cm" draw:fill="none" draw:textarea-horizontal-align="center" draw:textarea-vertical-align="middle" fo:padding-top="0.162cm" fo:padding-bottom="0.162cm" fo:padding-left="0.287cm" fo:padding-right="0.287cm"/>
    </style:style>
    <style:style style:name="gr5" style:family="graphic" style:parent-style-name="objectwithoutfill">
      <style:graphic-properties draw:stroke="dash" draw:stroke-dash="Ultrafine_20_Dashed" svg:stroke-width="0.025cm" draw:marker-start-width="0.356cm" draw:marker-end-width="0.356cm" draw:fill="none" draw:textarea-horizontal-align="center" draw:textarea-vertical-align="middle" fo:padding-top="0.137cm" fo:padding-bottom="0.137cm" fo:padding-left="0.262cm" fo:padding-right="0.262cm"/>
    </style:style>
    <style:style style:name="gr6" style:family="graphic" style:parent-style-name="objectwithoutfill">
      <style:graphic-properties svg:stroke-width="0.076cm" draw:marker-start-width="0.178cm" draw:marker-end-width="0.178cm" draw:fill="none" draw:textarea-horizontal-align="center" draw:textarea-vertical-align="middle" fo:padding-top="0.162cm" fo:padding-bottom="0.162cm" fo:padding-left="0.287cm" fo:padding-right="0.287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line draw:style-name="gr1" draw:text-style-name="P1" draw:layer="layout" svg:x1="13.979cm" svg:y1="7.595cm" svg:x2="9.497cm" svg:y2="12.077cm">
          <text:p/>
        </draw:line>
        <draw:line draw:style-name="gr1" draw:text-style-name="P1" draw:layer="layout" svg:x1="13.952cm" svg:y1="16.559cm" svg:x2="9.47cm" svg:y2="12.077cm">
          <text:p/>
        </draw:line>
        <draw:line draw:style-name="gr1" draw:text-style-name="P1" draw:layer="layout" svg:x1="18.533cm" svg:y1="12.079cm" svg:x2="13.952cm" svg:y2="16.605cm">
          <text:p/>
        </draw:line>
        <draw:line draw:style-name="gr2" draw:text-style-name="P1" draw:layer="layout" svg:x1="18.461cm" svg:y1="12.077cm" svg:x2="13.979cm" svg:y2="7.595cm">
          <text:p/>
        </draw:lin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line draw:style-name="gr4" draw:text-style-name="P1" draw:layer="layout" svg:x1="13.951cm" svg:y1="16.559cm" svg:x2="9.469cm" svg:y2="12.077cm">
          <text:p/>
        </draw:line>
        <draw:line draw:style-name="gr4" draw:text-style-name="P1" draw:layer="layout" svg:x1="18.532cm" svg:y1="12.079cm" svg:x2="13.951cm" svg:y2="16.605cm">
          <text:p/>
        </draw:lin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line draw:style-name="gr1" draw:text-style-name="P1" draw:layer="layout" svg:x1="13.952cm" svg:y1="16.559cm" svg:x2="9.47cm" svg:y2="12.077cm">
          <text:p/>
        </draw:line>
        <draw:line draw:style-name="gr1" draw:text-style-name="P1" draw:layer="layout" svg:x1="18.533cm" svg:y1="12.079cm" svg:x2="13.952cm" svg:y2="16.605cm">
          <text:p/>
        </draw:line>
        <draw:line draw:style-name="gr4" draw:text-style-name="P1" draw:layer="layout" svg:x1="13.978cm" svg:y1="7.595cm" svg:x2="9.496cm" svg:y2="12.077cm">
          <text:p/>
        </draw:lin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line draw:style-name="gr1" draw:text-style-name="P1" draw:layer="layout" svg:x1="13.952cm" svg:y1="16.559cm" svg:x2="9.47cm" svg:y2="12.077cm">
          <text:p/>
        </draw:line>
        <draw:line draw:style-name="gr1" draw:text-style-name="P1" draw:layer="layout" svg:x1="18.533cm" svg:y1="12.079cm" svg:x2="13.952cm" svg:y2="16.605cm">
          <text:p/>
        </draw:line>
        <draw:line draw:style-name="gr4" draw:text-style-name="P1" draw:layer="layout" svg:x1="13.978cm" svg:y1="7.595cm" svg:x2="9.496cm" svg:y2="12.077cm">
          <text:p/>
        </draw:line>
        <draw:line draw:style-name="gr5" draw:text-style-name="P1" draw:layer="layout" svg:x1="14.732cm" svg:y1="6.862cm" svg:x2="8.311cm" svg:y2="13.284cm">
          <text:p/>
        </draw:line>
        <draw:line draw:style-name="gr5" draw:text-style-name="P1" draw:layer="layout" svg:x1="19.375cm" svg:y1="11.252cm" svg:x2="12.954cm" svg:y2="17.602cm">
          <text:p/>
        </draw:lin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line draw:style-name="gr1" draw:text-style-name="P1" draw:layer="layout" svg:x1="13.979cm" svg:y1="7.595cm" svg:x2="9.497cm" svg:y2="12.077cm">
          <text:p/>
        </draw:line>
        <draw:line draw:style-name="gr1" draw:text-style-name="P1" draw:layer="layout" svg:x1="13.952cm" svg:y1="16.559cm" svg:x2="9.47cm" svg:y2="12.077cm">
          <text:p/>
        </draw:line>
        <draw:line draw:style-name="gr1" draw:text-style-name="P1" draw:layer="layout" svg:x1="18.533cm" svg:y1="12.079cm" svg:x2="13.952cm" svg:y2="16.605cm">
          <text:p/>
        </draw:line>
        <draw:line draw:style-name="gr6" draw:text-style-name="P1" draw:layer="layout" svg:x1="18.46cm" svg:y1="12.077cm" svg:x2="13.978cm" svg:y2="7.595cm">
          <text:p/>
        </draw:lin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line draw:style-name="gr1" draw:text-style-name="P1" draw:layer="layout" svg:x1="13.979cm" svg:y1="7.595cm" svg:x2="9.497cm" svg:y2="12.077cm">
          <text:p/>
        </draw:line>
        <draw:line draw:style-name="gr1" draw:text-style-name="P1" draw:layer="layout" svg:x1="13.952cm" svg:y1="16.559cm" svg:x2="9.47cm" svg:y2="12.077cm">
          <text:p/>
        </draw:line>
        <draw:line draw:style-name="gr1" draw:text-style-name="P1" draw:layer="layout" svg:x1="18.533cm" svg:y1="12.079cm" svg:x2="13.952cm" svg:y2="16.605cm">
          <text:p/>
        </draw:line>
        <draw:line draw:style-name="gr6" draw:text-style-name="P1" draw:layer="layout" svg:x1="18.46cm" svg:y1="12.077cm" svg:x2="13.978cm" svg:y2="7.595cm">
          <text:p/>
        </draw:line>
        <draw:line draw:style-name="gr5" draw:text-style-name="P1" draw:layer="layout" svg:x1="8.89cm" svg:y1="11.506cm" svg:x2="14.732cm" svg:y2="17.348cm">
          <text:p/>
        </draw:line>
        <draw:line draw:style-name="gr5" draw:text-style-name="P1" draw:layer="layout" svg:x1="13.308cm" svg:y1="6.934cm" svg:x2="19.15cm" svg:y2="12.776cm">
          <text:p/>
        </draw:lin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line draw:style-name="gr4" draw:text-style-name="P1" draw:layer="layout" svg:x1="13.978cm" svg:y1="7.595cm" svg:x2="9.496cm" svg:y2="12.077cm">
          <text:p/>
        </draw:line>
        <draw:line draw:style-name="gr4" draw:text-style-name="P1" draw:layer="layout" svg:x1="13.951cm" svg:y1="16.559cm" svg:x2="9.469cm" svg:y2="12.077cm">
          <text:p/>
        </draw:line>
        <draw:line draw:style-name="gr4" draw:text-style-name="P1" draw:layer="layout" svg:x1="18.532cm" svg:y1="12.079cm" svg:x2="13.951cm" svg:y2="16.605cm">
          <text:p/>
        </draw:line>
        <draw:line draw:style-name="gr6" draw:text-style-name="P1" draw:layer="layout" svg:x1="18.46cm" svg:y1="12.077cm" svg:x2="13.978cm" svg:y2="7.595cm">
          <text:p/>
        </draw:lin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endless="true" presentation:pause="PT00H00M00S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Stacy David</meta:initial-creator>
    <meta:creation-date>2019-07-31T11:45:55</meta:creation-date>
    <meta:editing-duration>PT20M35S</meta:editing-duration>
    <meta:editing-cycles>6</meta:editing-cycles>
    <dc:date>2019-08-01T11:02:08</dc:date>
    <dc:creator>Stacy David</dc:creator>
    <meta:generator>OpenOffice/4.1.3$Unix OpenOffice.org_project/413m1$Build-9783</meta:generator>
    <meta:document-statistic meta:object-count="63"/>
  </office:meta>
</office:document-meta>
</file>